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52d91" style:font-size-asian="12pt" style:font-size-complex="12pt"/>
    </style:style>
    <style:style style:name="P2" style:family="paragraph" style:parent-style-name="Standard">
      <style:text-properties fo:font-size="12pt" officeooo:rsid="00152d91" officeooo:paragraph-rsid="00152d91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52d91" officeooo:paragraph-rsid="001c0951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c8f89" officeooo:paragraph-rsid="001e32e2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1f363e" officeooo:paragraph-rsid="001f363e" style:font-size-asian="12pt" style:font-size-complex="12pt"/>
    </style:style>
    <style:style style:name="P6" style:family="paragraph" style:parent-style-name="Standard">
      <style:text-properties fo:font-size="12pt" officeooo:rsid="000ac303" officeooo:paragraph-rsid="000ac303" style:font-size-asian="12pt" style:font-size-complex="12pt"/>
    </style:style>
    <style:style style:name="P7" style:family="paragraph" style:parent-style-name="Standard">
      <style:text-properties fo:font-size="12pt" officeooo:rsid="000f2f2a" officeooo:paragraph-rsid="000f2f2a" style:font-size-asian="12pt" style:font-size-complex="12pt"/>
    </style:style>
    <style:style style:name="P8" style:family="paragraph" style:parent-style-name="Standard">
      <style:text-properties fo:font-size="12pt" officeooo:rsid="0010a70e" officeooo:paragraph-rsid="0010a70e" style:font-size-asian="12pt" style:font-size-complex="12pt"/>
    </style:style>
    <style:style style:name="P9" style:family="paragraph" style:parent-style-name="Standard">
      <style:text-properties fo:font-size="12pt" officeooo:rsid="0010da07" officeooo:paragraph-rsid="0010da07" style:font-size-asian="12pt" style:font-size-complex="12pt"/>
    </style:style>
    <style:style style:name="P10" style:family="paragraph" style:parent-style-name="Standard">
      <style:text-properties fo:font-size="12pt" officeooo:rsid="001162d4" officeooo:paragraph-rsid="001162d4" style:font-size-asian="12pt" style:font-size-complex="12pt"/>
    </style:style>
    <style:style style:name="P11" style:family="paragraph" style:parent-style-name="Standard">
      <style:text-properties fo:font-size="12pt" officeooo:rsid="00133a3d" officeooo:paragraph-rsid="00133a3d" style:font-size-asian="12pt" style:font-size-complex="12pt"/>
    </style:style>
    <style:style style:name="P12" style:family="paragraph" style:parent-style-name="Standard">
      <style:text-properties fo:font-size="12pt" officeooo:rsid="00134f1f" officeooo:paragraph-rsid="00134f1f" style:font-size-asian="12pt" style:font-size-complex="12pt"/>
    </style:style>
    <style:style style:name="P13" style:family="paragraph" style:parent-style-name="Standard">
      <style:text-properties fo:font-size="12pt" officeooo:rsid="0013c95b" officeooo:paragraph-rsid="0013c95b" style:font-size-asian="12pt" style:font-size-complex="12pt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275090" officeooo:paragraph-rsid="00275090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c0951" officeooo:paragraph-rsid="001c0951" style:font-size-asian="12pt" style:font-style-asian="normal" style:font-weight-asian="normal" style:font-size-complex="12pt"/>
    </style:style>
    <style:style style:name="P1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52d91" officeooo:paragraph-rsid="001c0951" style:font-size-asian="12pt" style:font-style-asian="normal" style:font-weight-asian="normal" style:font-size-complex="12pt"/>
    </style:style>
    <style:style style:name="P1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c8f89" officeooo:paragraph-rsid="001c8f89" style:font-size-asian="12pt" style:font-style-asian="normal" style:font-weight-asian="normal" style:font-size-complex="12pt"/>
    </style:style>
    <style:style style:name="P1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e32e2" officeooo:paragraph-rsid="001e32e2" style:font-size-asian="12pt" style:font-style-asian="normal" style:font-weight-asian="normal" style:font-size-complex="12pt"/>
    </style:style>
    <style:style style:name="P1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1fe3df" officeooo:paragraph-rsid="001fe3df" style:font-size-asian="12pt" style:font-style-asian="normal" style:font-weight-asian="normal" style:font-size-complex="12pt"/>
    </style:style>
    <style:style style:name="P2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27a9f" officeooo:paragraph-rsid="00227a9f" style:font-size-asian="12pt" style:font-style-asian="normal" style:font-weight-asian="normal" style:font-size-complex="12pt"/>
    </style:style>
    <style:style style:name="P2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75090" officeooo:paragraph-rsid="00275090" style:font-size-asian="12pt" style:font-style-asian="normal" style:font-weight-asian="normal" style:font-size-complex="12pt"/>
    </style:style>
    <style:style style:name="P2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27a9f" officeooo:paragraph-rsid="00227a9f" style:font-size-asian="12pt" style:font-style-asian="normal" style:font-weight-asian="normal" style:font-size-complex="12pt" style:font-weight-complex="normal"/>
    </style:style>
    <style:style style:name="P2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normal" officeooo:rsid="002f67e8" officeooo:paragraph-rsid="002f67e8" style:font-size-asian="12pt" style:font-style-asian="normal" style:font-weight-asian="normal" style:font-size-complex="12pt"/>
    </style:style>
    <style:style style:name="P2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80808" loext:opacity="100%" style:font-name="JetBrains Mono" fo:font-size="12pt" fo:font-style="normal" fo:font-weight="bold" officeooo:rsid="002b85f0" officeooo:paragraph-rsid="002b85f0" style:font-size-asian="12pt" style:font-style-asian="normal" style:font-weight-asian="bold" style:font-size-complex="12pt" style:font-weight-complex="bold"/>
    </style:style>
    <style:style style:name="P2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275090" officeooo:paragraph-rsid="00275090" style:font-size-asian="12pt" style:font-size-complex="12pt"/>
    </style:style>
    <style:style style:name="P2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275090" officeooo:paragraph-rsid="00275090" style:font-size-asian="12pt" style:font-size-complex="12pt"/>
    </style:style>
    <style:style style:name="P2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rsid="0037853f" officeooo:paragraph-rsid="0037853f" style:font-size-asian="12pt" style:font-size-complex="12pt"/>
    </style:style>
    <style:style style:name="T1" style:family="text">
      <style:text-properties officeooo:rsid="000cbf7a"/>
    </style:style>
    <style:style style:name="T2" style:family="text">
      <style:text-properties officeooo:rsid="000e04ee"/>
    </style:style>
    <style:style style:name="T3" style:family="text">
      <style:text-properties officeooo:rsid="000f1aa6"/>
    </style:style>
    <style:style style:name="T4" style:family="text">
      <style:text-properties officeooo:rsid="000f4b10"/>
    </style:style>
    <style:style style:name="T5" style:family="text">
      <style:text-properties officeooo:rsid="00101266"/>
    </style:style>
    <style:style style:name="T6" style:family="text">
      <style:text-properties officeooo:rsid="0011cb58"/>
    </style:style>
    <style:style style:name="T7" style:family="text">
      <style:text-properties fo:color="#805900" loext:opacity="100%"/>
    </style:style>
    <style:style style:name="T8" style:family="text">
      <style:text-properties fo:color="#805900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080808" loext:opacity="100%" style:font-name="JetBrains Mono" fo:font-style="normal" fo:font-weight="normal" officeooo:rsid="001e32e2" style:font-style-asian="normal" style:font-weight-asian="normal"/>
    </style:style>
    <style:style style:name="T11" style:family="text">
      <style:text-properties fo:color="#080808" loext:opacity="100%" style:font-name="JetBrains Mono" fo:font-style="normal" fo:font-weight="normal" officeooo:rsid="0037853f" style:font-style-asian="normal" style:font-weight-asian="normal"/>
    </style:style>
    <style:style style:name="T12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080808" loext:opacity="100%" style:font-name="JetBrains Mono" fo:font-style="normal" fo:font-weight="normal" officeooo:rsid="00389953" style:font-style-asian="normal" style:font-weight-asian="normal"/>
    </style:style>
    <style:style style:name="T14" style:family="text">
      <style:text-properties fo:color="#080808" loext:opacity="100%" style:font-name="JetBrains Mono" fo:font-size="18pt" fo:font-style="normal" fo:font-weight="normal" style:font-size-asian="18pt" style:font-style-asian="normal" style:font-weight-asian="normal"/>
    </style:style>
    <style:style style:name="T15" style:family="text">
      <style:text-properties fo:color="#36666b" loext:opacity="100%"/>
    </style:style>
    <style:style style:name="T16" style:family="text">
      <style:text-properties fo:color="#36666b" loext:opacity="100%" style:font-name="JetBrains Mono" fo:font-style="normal" fo:font-weight="normal" style:font-style-asian="normal" style:font-weight-asian="normal"/>
    </style:style>
    <style:style style:name="T17" style:family="text">
      <style:text-properties fo:color="#067d17" loext:opacity="100%"/>
    </style:style>
    <style:style style:name="T18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0037a6" loext:opacity="100%" style:font-name="JetBrains Mono" fo:font-style="normal" fo:font-weight="normal" style:font-style-asian="normal" style:font-weight-asian="normal"/>
    </style:style>
    <style:style style:name="T20" style:family="text">
      <style:text-properties fo:color="#0037a6" loext:opacity="100%" style:font-name="JetBrains Mono" fo:font-style="normal" fo:font-weight="normal" officeooo:rsid="001c0951" style:font-style-asian="normal" style:font-weight-asian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23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24" style:family="text">
      <style:text-properties fo:color="#000000" loext:opacity="100%" style:font-name="JetBrains Mono" fo:font-size="18pt" fo:font-style="normal" fo:font-weight="normal" style:font-size-asian="18pt" style:font-style-asian="normal" style:font-weight-asian="normal"/>
    </style:style>
    <style:style style:name="T25" style:family="text">
      <style:text-properties fo:color="#0033b3" loext:opacity="100%"/>
    </style:style>
    <style:style style:name="T26" style:family="text">
      <style:text-properties fo:color="#0033b3" loext:opacity="100%" style:font-name="JetBrains Mono" fo:font-size="18pt" fo:font-style="normal" fo:font-weight="normal" style:font-size-asian="18pt" style:font-style-asian="normal" style:font-weight-asian="normal"/>
    </style:style>
    <style:style style:name="T27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28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29" style:family="text">
      <style:text-properties fo:color="#1750eb" loext:opacity="100%"/>
    </style:style>
    <style:style style:name="T30" style:family="text">
      <style:text-properties fo:color="#1750eb" loext:opacity="100%" style:font-name="JetBrains Mono" fo:font-size="18pt" fo:font-style="normal" fo:font-weight="normal" style:font-size-asian="18pt" style:font-style-asian="normal" style:font-weight-asian="normal"/>
    </style:style>
    <style:style style:name="T31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32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33" style:family="text">
      <style:text-properties officeooo:rsid="002c6220"/>
    </style:style>
    <style:style style:name="T34" style:family="text">
      <style:text-properties fo:color="#708c00" loext:opacity="100%"/>
    </style:style>
    <style:style style:name="T35" style:family="text">
      <style:text-properties fo:color="#00627a" loext:opacity="100%" style:font-name="JetBrains Mono" fo:font-size="18pt" fo:font-style="normal" fo:font-weight="normal" style:font-size-asian="18pt" style:font-style-asian="normal" style:font-weight-asian="normal"/>
    </style:style>
    <style:style style:name="T36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37" style:family="text">
      <style:text-properties fo:color="#00627a" loext:opacity="100%" style:font-name="JetBrains Mono"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eger types: (uint8 or <text:span text:style-name="T1">byte</text:span>), unint16, unint32, uint64, int8, int16, <text:span text:style-name="T2">(</text:span>int32 <text:span text:style-name="T3">or</text:span> <text:span text:style-name="T2">rune)</text:span>, int64.</text:p>
      <text:p text:style-name="P7">Floating point type: <text:span text:style-name="T4">float32 </text:span><text:span text:style-name="T5">(single precision)</text:span><text:span text:style-name="T4">, float64 </text:span><text:span text:style-name="T5">(double precision)</text:span></text:p>
      <text:p text:style-name="P8">Complex number: complex32, complex64</text:p>
      <text:p text:style-name="P9">String- one character one byte</text:p>
      <text:p text:style-name="P10">Boolean- 1bit integer <text:span text:style-name="T6">(support three logical operators &amp;&amp;, ||, !)</text:span></text:p>
      <text:p text:style-name="P11">a :=2 (machine native)</text:p>
      <text:p text:style-name="P11">a =2 (Interpreted)</text:p>
      <text:p text:style-name="P11"/>
      <text:p text:style-name="P12">For declaring variable anywhere:</text:p>
      <text:p text:style-name="P12">var a int</text:p>
      <text:p text:style-name="P12">var (</text:p>
      <text:p text:style-name="P12"><text:tab/>b=2</text:p>
      <text:p text:style-name="P12"><text:tab/>f=2.01</text:p>
      <text:p text:style-name="P12">)</text:p>
      <text:p text:style-name="P13">Only inside functions:</text:p>
      <text:p text:style-name="P13"><text:tab/>c := 2</text:p>
      <text:p text:style-name="P2">To print type and value of variable c:</text:p>
      <text:p text:style-name="P1"><text:span text:style-name="T8">fmt</text:span><text:span text:style-name="T9">.</text:span><text:span text:style-name="T16">Printf</text:span><text:span text:style-name="T9">(</text:span><text:span text:style-name="T18">"</text:span><text:span text:style-name="T19">%T %v</text:span><text:span text:style-name="T18">"</text:span><text:span text:style-name="T9">, </text:span><text:span text:style-name="T22">c</text:span><text:span text:style-name="T9">, </text:span><text:span text:style-name="T22">c</text:span><text:span text:style-name="T9">)</text:span></text:p>
      <text:p text:style-name="P15">also can use,</text:p>
      <text:p text:style-name="P3"><text:span text:style-name="T8">fmt</text:span><text:span text:style-name="T9">.</text:span><text:span text:style-name="T16">Printf</text:span><text:span text:style-name="T9">(</text:span><text:span text:style-name="T18">"</text:span><text:span text:style-name="T19">%T %</text:span><text:span text:style-name="T20">[1]</text:span><text:span text:style-name="T19">v</text:span><text:span text:style-name="T18">"</text:span><text:span text:style-name="T9">, </text:span><text:span text:style-name="T22">c</text:span><text:span text:style-name="T9">)</text:span></text:p>
      <text:p text:style-name="P16"/>
      <text:p text:style-name="P17">can not automatically convert from one type to another-</text:p>
      <text:p text:style-name="P17">a:=2</text:p>
      <text:p text:style-name="P17">b:=2.1</text:p>
      <text:p text:style-name="P4"><text:span text:style-name="T9">so we can not write a=b </text:span><text:span text:style-name="T10">directly we need to explicitly convert the type,</text:span></text:p>
      <text:p text:style-name="P18">a=int(b) //like this</text:p>
      <text:p text:style-name="P5"><text:span text:style-name="T10">b</text:span><text:span text:style-name="T9">oolean can’t be converted or receive conversion</text:span></text:p>
      <text:p text:style-name="P19">constants can be only number, boolean and strings</text:p>
      <text:p text:style-name="P20">use const keyword before variable name to declare variable as constant</text:p>
      <text:p text:style-name="P20"/>
      <text:p text:style-name="P24">Cannot <text:span text:style-name="T33">do arithmetic operations with different datatype</text:span></text:p>
      <text:p text:style-name="P22"/>
      <text:p text:style-name="P21">Array:</text:p>
      <text:p text:style-name="P21"><text:span text:style-name="T25">var </text:span><text:span text:style-name="T21">arr </text:span>[<text:span text:style-name="T29">5</text:span>]<text:span text:style-name="T25">int</text:span><text:line-break/><text:span text:style-name="T21">arr</text:span>[<text:span text:style-name="T29">4</text:span>] = <text:span text:style-name="T29">100</text:span><text:line-break/><text:span text:style-name="T7">fmt</text:span>.<text:span text:style-name="T15">Println</text:span>(<text:span text:style-name="T21">arr</text:span>)</text:p>
      <text:p text:style-name="P21"/>
      <text:p text:style-name="P23">Also can do like this</text:p>
      <text:p text:style-name="P21"><text:span text:style-name="T21">brr </text:span>:= [<text:span text:style-name="T29">5</text:span>]<text:span text:style-name="T25">float64</text:span>{<text:span text:style-name="T29">98</text:span>, <text:span text:style-name="T29">92</text:span>, <text:span text:style-name="T29">93</text:span>}</text:p>
      <text:p text:style-name="P21">printing array:</text:p>
      <text:p text:style-name="P21"><text:span text:style-name="T7">fmt</text:span>.<text:span text:style-name="T15">Println</text:span>(<text:span text:style-name="T21">arr</text:span>)<text:line-break/><text:span text:style-name="T25">for </text:span><text:span text:style-name="T21">index</text:span>, <text:span text:style-name="T34">i </text:span>:= <text:span text:style-name="T25">range </text:span><text:span text:style-name="T21">arr </text:span>{<text:line-break/><text:tab/><text:span text:style-name="T7">fmt</text:span>.<text:span text:style-name="T15">Println</text:span>(<text:span text:style-name="T21">index</text:span>, <text:span text:style-name="T17">"="</text:span>, <text:span text:style-name="T34">i</text:span>)<text:line-break/>}<text:line-break/><text:span text:style-name="T25">for </text:span><text:span text:style-name="T21">_</text:span>, <text:span text:style-name="T34">i </text:span>:= <text:span text:style-name="T25">range </text:span><text:span text:style-name="T21">arr </text:span>{<text:line-break/><text:tab/><text:span text:style-name="T7">fmt</text:span>.<text:span text:style-name="T15">Println</text:span>(<text:span text:style-name="T34">i</text:span>)<text:line-break/>}</text:p>
      <text:p text:style-name="P21"/>
      <text:p text:style-name="P21">Slice:</text:p>
      <text:p text:style-name="P14"><text:span text:style-name="T22">slice1 </text:span><text:span text:style-name="T9">:= []</text:span><text:span text:style-name="T27">int</text:span><text:span text:style-name="T9">{</text:span><text:span text:style-name="T31">1</text:span><text:span text:style-name="T9">, </text:span><text:span text:style-name="T31">2</text:span><text:span text:style-name="T9">, </text:span><text:span text:style-name="T31">3</text:span><text:span text:style-name="T9">}<text:line-break/></text:span><text:span text:style-name="T22">slice1 </text:span><text:span text:style-name="T9">= </text:span><text:span text:style-name="T27">append</text:span><text:span text:style-name="T9">(</text:span><text:span text:style-name="T22">slice1</text:span><text:span text:style-name="T9">, </text:span><text:span text:style-name="T31">4</text:span><text:span text:style-name="T9">, </text:span><text:span text:style-name="T31">5</text:span><text:span text:style-name="T9">)<text:line-break/></text:span><text:span text:style-name="T8">fmt</text:span><text:span text:style-name="T9">.</text:span><text:span text:style-name="T16">Println</text:span><text:span text:style-name="T9">(</text:span><text:span text:style-name="T22">slice1</text:span><text:span text:style-name="T9">)</text:span></text:p>
      <text:p text:style-name="P14"><text:soft-page-break/><text:span text:style-name="T22">slice1 </text:span><text:span text:style-name="T9">:= </text:span><text:span text:style-name="T36">make</text:span><text:span text:style-name="T9">([]</text:span><text:span text:style-name="T27">int</text:span><text:span text:style-name="T9">, </text:span><text:span text:style-name="T31">2</text:span><text:span text:style-name="T9">) //This will create slice with </text:span><text:span text:style-name="T11">two</text:span><text:span text:style-name="T9"> 0</text:span></text:p>
      <text:p text:style-name="P14"><text:span text:style-name="T22">slice2 </text:span><text:span text:style-name="T9">:= </text:span><text:span text:style-name="T36">make</text:span><text:span text:style-name="T9">([]</text:span><text:span text:style-name="T27">int</text:span><text:span text:style-name="T9">, </text:span><text:span text:style-name="T31">0</text:span><text:span text:style-name="T9">, </text:span><text:span text:style-name="T31">5</text:span><text:span text:style-name="T9">)</text:span></text:p>
      <text:p text:style-name="P27"><text:span text:style-name="T9">This will create zero length with capacity 5 </text:span><text:span text:style-name="T13">though we can append more than the capac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2:04:01.099089941</meta:creation-date>
    <meta:generator>LibreOffice/7.3.7.2$Linux_X86_64 LibreOffice_project/30$Build-2</meta:generator>
    <dc:date>2023-07-06T18:17:42.276437131</dc:date>
    <meta:editing-duration>PT4H48M55S</meta:editing-duration>
    <meta:editing-cycles>38</meta:editing-cycles>
    <meta:document-statistic meta:table-count="0" meta:image-count="0" meta:object-count="0" meta:page-count="2" meta:paragraph-count="39" meta:word-count="231" meta:character-count="1393" meta:non-whitespace-character-count="1196"/>
  </office:meta>
</office:document-meta>
</file>